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51.202cm" svg:height="16.296cm" svg:x="0cm" svg:y="12.234cm">
            <draw:object draw:notify-on-update-of-ranges="Sheet1.C2:Sheet1.C6 Sheet1.D2:Sheet1.D2 Sheet1.O2:Sheet1.O6 Sheet1.C7:Sheet1.C11 Sheet1.D7:Sheet1.D7 Sheet1.O7:Sheet1.O11 Sheet1.C12:Sheet1.C16 Sheet1.D12:Sheet1.D12 Sheet1.O12:Sheet1.O16 Sheet1.C17:Sheet1.C21 Sheet1.D17:Sheet1.D17 Sheet1.O17:Sheet1.O21 Sheet1.C22:Sheet1.C26 Sheet1.D22:Sheet1.D22 Sheet1.O22:Sheet1.O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no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46000003815" calcext:value-type="float">
            <text:p>0,01</text:p>
          </table:table-cell>
          <table:table-cell office:value-type="float" office:value="0.133160018921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0842160234452" calcext:value-type="float">
            <text:p>0,0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52" calcext:value-type="float">
            <text:p>19,52</text:p>
          </table:table-cell>
          <table:table-cell office:value-type="float" office:value="81.7124" calcext:value-type="float">
            <text:p>81,71</text:p>
          </table:table-cell>
          <table:table-cell office:value-type="float" office:value="297.8912" calcext:value-type="float">
            <text:p>297,89</text:p>
          </table:table-cell>
          <table:table-cell office:value-type="float" office:value="25.6838" calcext:value-type="float">
            <text:p>25,68</text:p>
          </table:table-cell>
          <table:table-cell office:value-type="float" office:value="27.0222" calcext:value-type="float">
            <text:p>27,02</text:p>
          </table:table-cell>
          <table:table-cell office:value-type="float" office:value="142.897522" calcext:value-type="float">
            <text:p>142,9</text:p>
          </table:table-cell>
          <table:table-cell office:value-type="float" office:value="627.422008684" calcext:value-type="float">
            <text:p>627,4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22826068298" calcext:value-type="float">
            <text:p>0,12</text:p>
          </table:table-cell>
          <table:table-cell office:value-type="float" office:value="1.7381304347" calcext:value-type="float">
            <text:p>1,74</text:p>
          </table:table-cell>
          <table:table-cell office:value-type="float" office:value="0" calcext:value-type="float">
            <text:p>0</text:p>
          </table:table-cell>
          <table:table-cell office:value-type="float" office:value="0.0235969522725" calcext:value-type="float">
            <text:p>0,02</text:p>
          </table:table-cell>
          <table:table-cell office:value-type="float" office:value="38.3913043478" calcext:value-type="float">
            <text:p>38,39</text:p>
          </table:table-cell>
          <table:table-cell office:value-type="float" office:value="39.8695652174" calcext:value-type="float">
            <text:p>39,87</text:p>
          </table:table-cell>
          <table:table-cell office:value-type="float" office:value="204.976956522" calcext:value-type="float">
            <text:p>204,98</text:p>
          </table:table-cell>
          <table:table-cell office:value-type="float" office:value="1154.88043478" calcext:value-type="float">
            <text:p>1154,88</text:p>
          </table:table-cell>
          <table:table-cell office:value-type="float" office:value="52.28" calcext:value-type="float">
            <text:p>52,28</text:p>
          </table:table-cell>
          <table:table-cell office:value-type="float" office:value="55.042173913" calcext:value-type="float">
            <text:p>55,04</text:p>
          </table:table-cell>
          <table:table-cell office:value-type="float" office:value="373.726965217" calcext:value-type="float">
            <text:p>373,73</text:p>
          </table:table-cell>
          <table:table-cell office:value-type="float" office:value="2511.4625196" calcext:value-type="float">
            <text:p>2511,46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514133326213" calcext:value-type="float">
            <text:p>0,51</text:p>
          </table:table-cell>
          <table:table-cell office:value-type="float" office:value="9.6701332887" calcext:value-type="float">
            <text:p>9,67</text:p>
          </table:table-cell>
          <table:table-cell office:value-type="float" office:value="0" calcext:value-type="float">
            <text:p>0</text:p>
          </table:table-cell>
          <table:table-cell office:value-type="float" office:value="0.0593253345489" calcext:value-type="float">
            <text:p>0,06</text:p>
          </table:table-cell>
          <table:table-cell office:value-type="float" office:value="56.8666666667" calcext:value-type="float">
            <text:p>56,87</text:p>
          </table:table-cell>
          <table:table-cell office:value-type="float" office:value="55.9666666667" calcext:value-type="float">
            <text:p>55,97</text:p>
          </table:table-cell>
          <table:table-cell office:value-type="float" office:value="375.455333333" calcext:value-type="float">
            <text:p>375,46</text:p>
          </table:table-cell>
          <table:table-cell office:value-type="float" office:value="2893.15533333" calcext:value-type="float">
            <text:p>2893,16</text:p>
          </table:table-cell>
          <table:table-cell office:value-type="float" office:value="75.1326666667" calcext:value-type="float">
            <text:p>75,13</text:p>
          </table:table-cell>
          <table:table-cell office:value-type="float" office:value="76.511" calcext:value-type="float">
            <text:p>76,51</text:p>
          </table:table-cell>
          <table:table-cell office:value-type="float" office:value="679.862913333" calcext:value-type="float">
            <text:p>679,86</text:p>
          </table:table-cell>
          <table:table-cell office:value-type="float" office:value="6306.84591904" calcext:value-type="float">
            <text:p>6306,8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51665909724" calcext:value-type="float">
            <text:p>1,52</text:p>
          </table:table-cell>
          <table:table-cell office:value-type="float" office:value="29.7971590812" calcext:value-type="float">
            <text:p>29,8</text:p>
          </table:table-cell>
          <table:table-cell office:value-type="float" office:value="0" calcext:value-type="float">
            <text:p>0</text:p>
          </table:table-cell>
          <table:table-cell office:value-type="float" office:value="0.0963293179599" calcext:value-type="float">
            <text:p>0,1</text:p>
          </table:table-cell>
          <table:table-cell office:value-type="float" office:value="73.8636363636" calcext:value-type="float">
            <text:p>73,86</text:p>
          </table:table-cell>
          <table:table-cell office:value-type="float" office:value="74.2727272727" calcext:value-type="float">
            <text:p>74,27</text:p>
          </table:table-cell>
          <table:table-cell office:value-type="float" office:value="659.816136364" calcext:value-type="float">
            <text:p>659,82</text:p>
          </table:table-cell>
          <table:table-cell office:value-type="float" office:value="5171.95659091" calcext:value-type="float">
            <text:p>5171,96</text:p>
          </table:table-cell>
          <table:table-cell office:value-type="float" office:value="99.1389772727" calcext:value-type="float">
            <text:p>99,14</text:p>
          </table:table-cell>
          <table:table-cell office:value-type="float" office:value="101.111818182" calcext:value-type="float">
            <text:p>101,11</text:p>
          </table:table-cell>
          <table:table-cell office:value-type="float" office:value="1195.06945341" calcext:value-type="float">
            <text:p>1195,07</text:p>
          </table:table-cell>
          <table:table-cell office:value-type="float" office:value="11424.6467509" calcext:value-type="float">
            <text:p>11424,6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.56831425939" calcext:value-type="float">
            <text:p>3,57</text:p>
          </table:table-cell>
          <table:table-cell office:value-type="float" office:value="95.9855142934" calcext:value-type="float">
            <text:p>95,99</text:p>
          </table:table-cell>
          <table:table-cell office:value-type="float" office:value="0" calcext:value-type="float">
            <text:p>0</text:p>
          </table:table-cell>
          <table:table-cell office:value-type="float" office:value="0.154796571527" calcext:value-type="float">
            <text:p>0,15</text:p>
          </table:table-cell>
          <table:table-cell office:value-type="float" office:value="90.7142857143" calcext:value-type="float">
            <text:p>90,71</text:p>
          </table:table-cell>
          <table:table-cell office:value-type="float" office:value="91.2857142857" calcext:value-type="float">
            <text:p>91,29</text:p>
          </table:table-cell>
          <table:table-cell office:value-type="float" office:value="1118.53914286" calcext:value-type="float">
            <text:p>1118,54</text:p>
          </table:table-cell>
          <table:table-cell office:value-type="float" office:value="8235.40885714" calcext:value-type="float">
            <text:p>8235,41</text:p>
          </table:table-cell>
          <table:table-cell office:value-type="float" office:value="121.505142857" calcext:value-type="float">
            <text:p>121,51</text:p>
          </table:table-cell>
          <table:table-cell office:value-type="float" office:value="123.497714286" calcext:value-type="float">
            <text:p>123,5</text:p>
          </table:table-cell>
          <table:table-cell office:value-type="float" office:value="2035.35732857" calcext:value-type="float">
            <text:p>2035,36</text:p>
          </table:table-cell>
          <table:table-cell office:value-type="float" office:value="18388.6247137" calcext:value-type="float">
            <text:p>18388,6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7]*[.B7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64242729996" calcext:value-type="float">
            <text:p>0,02</text:p>
          </table:table-cell>
          <table:table-cell office:value-type="float" office:value="0.294939416828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00889909057906" calcext:value-type="float">
            <text:p>0,01</text:p>
          </table:table-cell>
          <table:table-cell office:value-type="float" office:value="18.3636363636" calcext:value-type="float">
            <text:p>18,36</text:p>
          </table:table-cell>
          <table:table-cell office:value-type="float" office:value="23.0909090909" calcext:value-type="float">
            <text:p>23,09</text:p>
          </table:table-cell>
          <table:table-cell office:value-type="float" office:value="82.8648484848" calcext:value-type="float">
            <text:p>82,86</text:p>
          </table:table-cell>
          <table:table-cell office:value-type="float" office:value="286.11969697" calcext:value-type="float">
            <text:p>286,12</text:p>
          </table:table-cell>
          <table:table-cell office:value-type="float" office:value="25.3460606061" calcext:value-type="float">
            <text:p>25,35</text:p>
          </table:table-cell>
          <table:table-cell office:value-type="float" office:value="28.521969697" calcext:value-type="float">
            <text:p>28,52</text:p>
          </table:table-cell>
          <table:table-cell office:value-type="float" office:value="147.01505303" calcext:value-type="float">
            <text:p>147,02</text:p>
          </table:table-cell>
          <table:table-cell office:value-type="float" office:value="599.509738014" calcext:value-type="float">
            <text:p>599,5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8]*[.B8]"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987666686376" calcext:value-type="float">
            <text:p>0,1</text:p>
          </table:table-cell>
          <table:table-cell office:value-type="float" office:value="1.51339999835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office:value-type="float" office:value="0.0241006666819" calcext:value-type="float">
            <text:p>0,02</text:p>
          </table:table-cell>
          <table:table-cell office:value-type="float" office:value="38.1333333333" calcext:value-type="float">
            <text:p>38,13</text:p>
          </table:table-cell>
          <table:table-cell office:value-type="float" office:value="39.9666666667" calcext:value-type="float">
            <text:p>39,97</text:p>
          </table:table-cell>
          <table:table-cell office:value-type="float" office:value="250.736666667" calcext:value-type="float">
            <text:p>250,74</text:p>
          </table:table-cell>
          <table:table-cell office:value-type="float" office:value="1304.45333333" calcext:value-type="float">
            <text:p>1304,45</text:p>
          </table:table-cell>
          <table:table-cell office:value-type="float" office:value="52.1205" calcext:value-type="float">
            <text:p>52,12</text:p>
          </table:table-cell>
          <table:table-cell office:value-type="float" office:value="53.6393333333" calcext:value-type="float">
            <text:p>53,64</text:p>
          </table:table-cell>
          <table:table-cell office:value-type="float" office:value="455.969778333" calcext:value-type="float">
            <text:p>455,97</text:p>
          </table:table-cell>
          <table:table-cell office:value-type="float" office:value="2878.91928614" calcext:value-type="float">
            <text:p>2878,92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9]*[.B9]"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533763170242" calcext:value-type="float">
            <text:p>0,53</text:p>
          </table:table-cell>
          <table:table-cell office:value-type="float" office:value="6.3937368393" calcext:value-type="float">
            <text:p>6,39</text:p>
          </table:table-cell>
          <table:table-cell office:value-type="float" office:value="0" calcext:value-type="float">
            <text:p>0</text:p>
          </table:table-cell>
          <table:table-cell office:value-type="float" office:value="0.0546786840338" calcext:value-type="float">
            <text:p>0,05</text:p>
          </table:table-cell>
          <table:table-cell office:value-type="float" office:value="55.8157894737" calcext:value-type="float">
            <text:p>55,82</text:p>
          </table:table-cell>
          <table:table-cell office:value-type="float" office:value="57.2105263158" calcext:value-type="float">
            <text:p>57,21</text:p>
          </table:table-cell>
          <table:table-cell office:value-type="float" office:value="455.019736842" calcext:value-type="float">
            <text:p>455,02</text:p>
          </table:table-cell>
          <table:table-cell office:value-type="float" office:value="2931.43026316" calcext:value-type="float">
            <text:p>2931,43</text:p>
          </table:table-cell>
          <table:table-cell office:value-type="float" office:value="75.905" calcext:value-type="float">
            <text:p>75,91</text:p>
          </table:table-cell>
          <table:table-cell office:value-type="float" office:value="78.7434210526" calcext:value-type="float">
            <text:p>78,74</text:p>
          </table:table-cell>
          <table:table-cell office:value-type="float" office:value="823.731796053" calcext:value-type="float">
            <text:p>823,73</text:p>
          </table:table-cell>
          <table:table-cell office:value-type="float" office:value="6410.75614301" calcext:value-type="float">
            <text:p>6410,7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10]*[.B10]"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.3659999995" calcext:value-type="float">
            <text:p>1,37</text:p>
          </table:table-cell>
          <table:table-cell office:value-type="float" office:value="22.8818095241" calcext:value-type="float">
            <text:p>22,88</text:p>
          </table:table-cell>
          <table:table-cell office:value-type="float" office:value="0" calcext:value-type="float">
            <text:p>0</text:p>
          </table:table-cell>
          <table:table-cell office:value-type="float" office:value="0.098816666376" calcext:value-type="float">
            <text:p>0,1</text:p>
          </table:table-cell>
          <table:table-cell office:value-type="float" office:value="71.7619047619" calcext:value-type="float">
            <text:p>71,76</text:p>
          </table:table-cell>
          <table:table-cell office:value-type="float" office:value="73.1666666667" calcext:value-type="float">
            <text:p>73,17</text:p>
          </table:table-cell>
          <table:table-cell office:value-type="float" office:value="640.846428571" calcext:value-type="float">
            <text:p>640,85</text:p>
          </table:table-cell>
          <table:table-cell office:value-type="float" office:value="5298.57666667" calcext:value-type="float">
            <text:p>5298,58</text:p>
          </table:table-cell>
          <table:table-cell office:value-type="float" office:value="94.7033333333" calcext:value-type="float">
            <text:p>94,7</text:p>
          </table:table-cell>
          <table:table-cell office:value-type="float" office:value="97.2866666667" calcext:value-type="float">
            <text:p>97,29</text:p>
          </table:table-cell>
          <table:table-cell office:value-type="float" office:value="1163.069575" calcext:value-type="float">
            <text:p>1163,07</text:p>
          </table:table-cell>
          <table:table-cell office:value-type="float" office:value="11660.8791256" calcext:value-type="float">
            <text:p>11660,8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11]*[.B11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.93159258807" calcext:value-type="float">
            <text:p>3,93</text:p>
          </table:table-cell>
          <table:table-cell office:value-type="float" office:value="69.7411481451" calcext:value-type="float">
            <text:p>69,74</text:p>
          </table:table-cell>
          <table:table-cell office:value-type="float" office:value="0" calcext:value-type="float">
            <text:p>0</text:p>
          </table:table-cell>
          <table:table-cell office:value-type="float" office:value="0.151256297076" calcext:value-type="float">
            <text:p>0,15</text:p>
          </table:table-cell>
          <table:table-cell office:value-type="float" office:value="89" calcext:value-type="float">
            <text:p>89</text:p>
          </table:table-cell>
          <table:table-cell office:value-type="float" office:value="89.3333333333" calcext:value-type="float">
            <text:p>89,33</text:p>
          </table:table-cell>
          <table:table-cell office:value-type="float" office:value="977.388888889" calcext:value-type="float">
            <text:p>977,39</text:p>
          </table:table-cell>
          <table:table-cell office:value-type="float" office:value="7919.25" calcext:value-type="float">
            <text:p>7919,25</text:p>
          </table:table-cell>
          <table:table-cell office:value-type="float" office:value="118.767962963" calcext:value-type="float">
            <text:p>118,77</text:p>
          </table:table-cell>
          <table:table-cell office:value-type="float" office:value="121.201481481" calcext:value-type="float">
            <text:p>121,2</text:p>
          </table:table-cell>
          <table:table-cell office:value-type="float" office:value="1775.28359074" calcext:value-type="float">
            <text:p>1775,28</text:p>
          </table:table-cell>
          <table:table-cell office:value-type="float" office:value="17494.9652225" calcext:value-type="float">
            <text:p>17494,9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48261008055" calcext:value-type="float">
            <text:p>0,01</text:p>
          </table:table-cell>
          <table:table-cell office:value-type="float" office:value="0.243913059649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0082256503727" calcext:value-type="float">
            <text:p>0,01</text:p>
          </table:table-cell>
          <table:table-cell office:value-type="float" office:value="19.7826086957" calcext:value-type="float">
            <text:p>19,78</text:p>
          </table:table-cell>
          <table:table-cell office:value-type="float" office:value="24.3913043478" calcext:value-type="float">
            <text:p>24,39</text:p>
          </table:table-cell>
          <table:table-cell office:value-type="float" office:value="86.6447826087" calcext:value-type="float">
            <text:p>86,64</text:p>
          </table:table-cell>
          <table:table-cell office:value-type="float" office:value="298.094347826" calcext:value-type="float">
            <text:p>298,09</text:p>
          </table:table-cell>
          <table:table-cell office:value-type="float" office:value="27.7130434783" calcext:value-type="float">
            <text:p>27,71</text:p>
          </table:table-cell>
          <table:table-cell office:value-type="float" office:value="29.8689130435" calcext:value-type="float">
            <text:p>29,87</text:p>
          </table:table-cell>
          <table:table-cell office:value-type="float" office:value="153.900963043" calcext:value-type="float">
            <text:p>153,9</text:p>
          </table:table-cell>
          <table:table-cell office:value-type="float" office:value="635.881794796" calcext:value-type="float">
            <text:p>635,88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6481497729" calcext:value-type="float">
            <text:p>0,13</text:p>
          </table:table-cell>
          <table:table-cell office:value-type="float" office:value="1.10796296155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0237562960166" calcext:value-type="float">
            <text:p>0,02</text:p>
          </table:table-cell>
          <table:table-cell office:value-type="float" office:value="38.6666666667" calcext:value-type="float">
            <text:p>38,67</text:p>
          </table:table-cell>
          <table:table-cell office:value-type="float" office:value="40.5925925926" calcext:value-type="float">
            <text:p>40,59</text:p>
          </table:table-cell>
          <table:table-cell office:value-type="float" office:value="249.758518519" calcext:value-type="float">
            <text:p>249,76</text:p>
          </table:table-cell>
          <table:table-cell office:value-type="float" office:value="1301.37962963" calcext:value-type="float">
            <text:p>1301,38</text:p>
          </table:table-cell>
          <table:table-cell office:value-type="float" office:value="51.9211111111" calcext:value-type="float">
            <text:p>51,92</text:p>
          </table:table-cell>
          <table:table-cell office:value-type="float" office:value="54.297962963" calcext:value-type="float">
            <text:p>54,3</text:p>
          </table:table-cell>
          <table:table-cell office:value-type="float" office:value="450.227248148" calcext:value-type="float">
            <text:p>450,23</text:p>
          </table:table-cell>
          <table:table-cell office:value-type="float" office:value="2830.72540075" calcext:value-type="float">
            <text:p>2830,7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537777788109" calcext:value-type="float">
            <text:p>0,54</text:p>
          </table:table-cell>
          <table:table-cell office:value-type="float" office:value="5.22491664357" calcext:value-type="float">
            <text:p>5,22</text:p>
          </table:table-cell>
          <table:table-cell office:value-type="float" office:value="0" calcext:value-type="float">
            <text:p>0</text:p>
          </table:table-cell>
          <table:table-cell office:value-type="float" office:value="0.0552080575625" calcext:value-type="float">
            <text:p>0,06</text:p>
          </table:table-cell>
          <table:table-cell office:value-type="float" office:value="56.3333333333" calcext:value-type="float">
            <text:p>56,33</text:p>
          </table:table-cell>
          <table:table-cell office:value-type="float" office:value="58.4722222222" calcext:value-type="float">
            <text:p>58,47</text:p>
          </table:table-cell>
          <table:table-cell office:value-type="float" office:value="425.332777778" calcext:value-type="float">
            <text:p>425,33</text:p>
          </table:table-cell>
          <table:table-cell office:value-type="float" office:value="2817.49777778" calcext:value-type="float">
            <text:p>2817,5</text:p>
          </table:table-cell>
          <table:table-cell office:value-type="float" office:value="74.9891666667" calcext:value-type="float">
            <text:p>74,99</text:p>
          </table:table-cell>
          <table:table-cell office:value-type="float" office:value="78.9827777778" calcext:value-type="float">
            <text:p>78,98</text:p>
          </table:table-cell>
          <table:table-cell office:value-type="float" office:value="767.482533333" calcext:value-type="float">
            <text:p>767,48</text:p>
          </table:table-cell>
          <table:table-cell office:value-type="float" office:value="6174.50077526" calcext:value-type="float">
            <text:p>6174,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5697666804" calcext:value-type="float">
            <text:p>1,57</text:p>
          </table:table-cell>
          <table:table-cell office:value-type="float" office:value="19.6238999764" calcext:value-type="float">
            <text:p>19,62</text:p>
          </table:table-cell>
          <table:table-cell office:value-type="float" office:value="0" calcext:value-type="float">
            <text:p>0</text:p>
          </table:table-cell>
          <table:table-cell office:value-type="float" office:value="0.0954233311018" calcext:value-type="float">
            <text:p>0,1</text:p>
          </table:table-cell>
          <table:table-cell office:value-type="float" office:value="77.6333333333" calcext:value-type="float">
            <text:p>77,63</text:p>
          </table:table-cell>
          <table:table-cell office:value-type="float" office:value="80.8666666667" calcext:value-type="float">
            <text:p>80,87</text:p>
          </table:table-cell>
          <table:table-cell office:value-type="float" office:value="637.435666667" calcext:value-type="float">
            <text:p>637,44</text:p>
          </table:table-cell>
          <table:table-cell office:value-type="float" office:value="5250.11" calcext:value-type="float">
            <text:p>5250,11</text:p>
          </table:table-cell>
          <table:table-cell office:value-type="float" office:value="103.077166667" calcext:value-type="float">
            <text:p>103,08</text:p>
          </table:table-cell>
          <table:table-cell office:value-type="float" office:value="109.174833333" calcext:value-type="float">
            <text:p>109,17</text:p>
          </table:table-cell>
          <table:table-cell office:value-type="float" office:value="1158.91203333" calcext:value-type="float">
            <text:p>1158,91</text:p>
          </table:table-cell>
          <table:table-cell office:value-type="float" office:value="11573.926281" calcext:value-type="float">
            <text:p>11573,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06970587198" calcext:value-type="float">
            <text:p>4,07</text:p>
          </table:table-cell>
          <table:table-cell office:value-type="float" office:value="58.369088243" calcext:value-type="float">
            <text:p>58,37</text:p>
          </table:table-cell>
          <table:table-cell office:value-type="float" office:value="0" calcext:value-type="float">
            <text:p>0</text:p>
          </table:table-cell>
          <table:table-cell office:value-type="float" office:value="0.154873530584" calcext:value-type="float">
            <text:p>0,15</text:p>
          </table:table-cell>
          <table:table-cell office:value-type="float" office:value="96.3529411765" calcext:value-type="float">
            <text:p>96,35</text:p>
          </table:table-cell>
          <table:table-cell office:value-type="float" office:value="100.264705882" calcext:value-type="float">
            <text:p>100,26</text:p>
          </table:table-cell>
          <table:table-cell office:value-type="float" office:value="901.330588235" calcext:value-type="float">
            <text:p>901,33</text:p>
          </table:table-cell>
          <table:table-cell office:value-type="float" office:value="8115.17588235" calcext:value-type="float">
            <text:p>8115,18</text:p>
          </table:table-cell>
          <table:table-cell office:value-type="float" office:value="128.997205882" calcext:value-type="float">
            <text:p>129</text:p>
          </table:table-cell>
          <table:table-cell office:value-type="float" office:value="135.443676471" calcext:value-type="float">
            <text:p>135,44</text:p>
          </table:table-cell>
          <table:table-cell office:value-type="float" office:value="1634.80486471" calcext:value-type="float">
            <text:p>1634,8</text:p>
          </table:table-cell>
          <table:table-cell office:value-type="float" office:value="17944.456863" calcext:value-type="float">
            <text:p>17944,4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17]*[.B17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26551924081" calcext:value-type="float">
            <text:p>0,01</text:p>
          </table:table-cell>
          <table:table-cell office:value-type="float" office:value="0.316310331739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00694241055127" calcext:value-type="float">
            <text:p>0,01</text:p>
          </table:table-cell>
          <table:table-cell office:value-type="float" office:value="17.2068965517" calcext:value-type="float">
            <text:p>17,21</text:p>
          </table:table-cell>
          <table:table-cell office:value-type="float" office:value="26.4137931034" calcext:value-type="float">
            <text:p>26,41</text:p>
          </table:table-cell>
          <table:table-cell office:value-type="float" office:value="79.2437931034" calcext:value-type="float">
            <text:p>79,24</text:p>
          </table:table-cell>
          <table:table-cell office:value-type="float" office:value="286.082413793" calcext:value-type="float">
            <text:p>286,08</text:p>
          </table:table-cell>
          <table:table-cell office:value-type="float" office:value="23.0667241379" calcext:value-type="float">
            <text:p>23,07</text:p>
          </table:table-cell>
          <table:table-cell office:value-type="float" office:value="28.4125862069" calcext:value-type="float">
            <text:p>28,41</text:p>
          </table:table-cell>
          <table:table-cell office:value-type="float" office:value="140.963474138" calcext:value-type="float">
            <text:p>140,96</text:p>
          </table:table-cell>
          <table:table-cell office:value-type="float" office:value="604.224809389" calcext:value-type="float">
            <text:p>604,2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18]*[.B18]"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122444424364" calcext:value-type="float">
            <text:p>0,12</text:p>
          </table:table-cell>
          <table:table-cell office:value-type="float" office:value="0.990916649501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0256708297465" calcext:value-type="float">
            <text:p>0,03</text:p>
          </table:table-cell>
          <table:table-cell office:value-type="float" office:value="36.8055555556" calcext:value-type="float">
            <text:p>36,81</text:p>
          </table:table-cell>
          <table:table-cell office:value-type="float" office:value="39.8611111111" calcext:value-type="float">
            <text:p>39,86</text:p>
          </table:table-cell>
          <table:table-cell office:value-type="float" office:value="240.493611111" calcext:value-type="float">
            <text:p>240,49</text:p>
          </table:table-cell>
          <table:table-cell office:value-type="float" office:value="1280.96888889" calcext:value-type="float">
            <text:p>1280,97</text:p>
          </table:table-cell>
          <table:table-cell office:value-type="float" office:value="50.4276388889" calcext:value-type="float">
            <text:p>50,43</text:p>
          </table:table-cell>
          <table:table-cell office:value-type="float" office:value="54.0445833333" calcext:value-type="float">
            <text:p>54,04</text:p>
          </table:table-cell>
          <table:table-cell office:value-type="float" office:value="435.868697222" calcext:value-type="float">
            <text:p>435,87</text:p>
          </table:table-cell>
          <table:table-cell office:value-type="float" office:value="2784.07630151" calcext:value-type="float">
            <text:p>2784,08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19]*[.B19]"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452882324948" calcext:value-type="float">
            <text:p>0,45</text:p>
          </table:table-cell>
          <table:table-cell office:value-type="float" office:value="9.11376471378" calcext:value-type="float">
            <text:p>9,11</text:p>
          </table:table-cell>
          <table:table-cell office:value-type="float" office:value="0" calcext:value-type="float">
            <text:p>0</text:p>
          </table:table-cell>
          <table:table-cell office:value-type="float" office:value="0.0511558833543" calcext:value-type="float">
            <text:p>0,05</text:p>
          </table:table-cell>
          <table:table-cell office:value-type="float" office:value="56.2941176471" calcext:value-type="float">
            <text:p>56,29</text:p>
          </table:table-cell>
          <table:table-cell office:value-type="float" office:value="65.8823529412" calcext:value-type="float">
            <text:p>65,88</text:p>
          </table:table-cell>
          <table:table-cell office:value-type="float" office:value="361.612352941" calcext:value-type="float">
            <text:p>361,61</text:p>
          </table:table-cell>
          <table:table-cell office:value-type="float" office:value="2778.705" calcext:value-type="float">
            <text:p>2778,71</text:p>
          </table:table-cell>
          <table:table-cell office:value-type="float" office:value="75.4727941176" calcext:value-type="float">
            <text:p>75,47</text:p>
          </table:table-cell>
          <table:table-cell office:value-type="float" office:value="86.0092647059" calcext:value-type="float">
            <text:p>86,01</text:p>
          </table:table-cell>
          <table:table-cell office:value-type="float" office:value="654.391754412" calcext:value-type="float">
            <text:p>654,39</text:p>
          </table:table-cell>
          <table:table-cell office:value-type="float" office:value="6098.22004914" calcext:value-type="float">
            <text:p>6098,22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20]*[.B20]"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204167406" calcext:value-type="float">
            <text:p>2,16</text:p>
          </table:table-cell>
          <table:table-cell office:value-type="float" office:value="24.509374996" calcext:value-type="float">
            <text:p>24,51</text:p>
          </table:table-cell>
          <table:table-cell office:value-type="float" office:value="0" calcext:value-type="float">
            <text:p>0</text:p>
          </table:table-cell>
          <table:table-cell office:value-type="float" office:value="0.16011791567" calcext:value-type="float">
            <text:p>0,16</text:p>
          </table:table-cell>
          <table:table-cell office:value-type="float" office:value="73.5833333333" calcext:value-type="float">
            <text:p>73,58</text:p>
          </table:table-cell>
          <table:table-cell office:value-type="float" office:value="80.25" calcext:value-type="float">
            <text:p>80,25</text:p>
          </table:table-cell>
          <table:table-cell office:value-type="float" office:value="538.52" calcext:value-type="float">
            <text:p>538,52</text:p>
          </table:table-cell>
          <table:table-cell office:value-type="float" office:value="4886.03083333" calcext:value-type="float">
            <text:p>4886,03</text:p>
          </table:table-cell>
          <table:table-cell office:value-type="float" office:value="99.3910416667" calcext:value-type="float">
            <text:p>99,39</text:p>
          </table:table-cell>
          <table:table-cell office:value-type="float" office:value="108.013958333" calcext:value-type="float">
            <text:p>108,01</text:p>
          </table:table-cell>
          <table:table-cell office:value-type="float" office:value="976.683154167" calcext:value-type="float">
            <text:p>976,68</text:p>
          </table:table-cell>
          <table:table-cell office:value-type="float" office:value="10738.5019484" calcext:value-type="float">
            <text:p>10738,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21]*[.B21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.05405402184" calcext:value-type="float">
            <text:p>4,05</text:p>
          </table:table-cell>
          <table:table-cell office:value-type="float" office:value="36.8849729912" calcext:value-type="float">
            <text:p>36,88</text:p>
          </table:table-cell>
          <table:table-cell office:value-type="float" office:value="0" calcext:value-type="float">
            <text:p>0</text:p>
          </table:table-cell>
          <table:table-cell office:value-type="float" office:value="0.157952163477" calcext:value-type="float">
            <text:p>0,16</text:p>
          </table:table-cell>
          <table:table-cell office:value-type="float" office:value="92.8378378378" calcext:value-type="float">
            <text:p>92,84</text:p>
          </table:table-cell>
          <table:table-cell office:value-type="float" office:value="95.7837837838" calcext:value-type="float">
            <text:p>95,78</text:p>
          </table:table-cell>
          <table:table-cell office:value-type="float" office:value="806.367567568" calcext:value-type="float">
            <text:p>806,37</text:p>
          </table:table-cell>
          <table:table-cell office:value-type="float" office:value="7859.19621622" calcext:value-type="float">
            <text:p>7859,2</text:p>
          </table:table-cell>
          <table:table-cell office:value-type="float" office:value="124.183108108" calcext:value-type="float">
            <text:p>124,18</text:p>
          </table:table-cell>
          <table:table-cell office:value-type="float" office:value="130.992297297" calcext:value-type="float">
            <text:p>130,99</text:p>
          </table:table-cell>
          <table:table-cell office:value-type="float" office:value="1465.66871486" calcext:value-type="float">
            <text:p>1465,67</text:p>
          </table:table-cell>
          <table:table-cell office:value-type="float" office:value="17374.8843287" calcext:value-type="float">
            <text:p>17374,8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2]*[.B22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101923025571" calcext:value-type="float">
            <text:p>0,01</text:p>
          </table:table-cell>
          <table:table-cell office:value-type="float" office:value="0.1618845829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00486499960606" calcext:value-type="float">
            <text:p>0</text:p>
          </table:table-cell>
          <table:table-cell office:value-type="float" office:value="19.5384615385" calcext:value-type="float">
            <text:p>19,54</text:p>
          </table:table-cell>
          <table:table-cell office:value-type="float" office:value="26.9615384615" calcext:value-type="float">
            <text:p>26,96</text:p>
          </table:table-cell>
          <table:table-cell office:value-type="float" office:value="85.3169230769" calcext:value-type="float">
            <text:p>85,32</text:p>
          </table:table-cell>
          <table:table-cell office:value-type="float" office:value="251.955384615" calcext:value-type="float">
            <text:p>251,96</text:p>
          </table:table-cell>
          <table:table-cell office:value-type="float" office:value="27.4082692308" calcext:value-type="float">
            <text:p>27,41</text:p>
          </table:table-cell>
          <table:table-cell office:value-type="float" office:value="32.7296153846" calcext:value-type="float">
            <text:p>32,73</text:p>
          </table:table-cell>
          <table:table-cell office:value-type="float" office:value="152.399940385" calcext:value-type="float">
            <text:p>152,4</text:p>
          </table:table-cell>
          <table:table-cell office:value-type="float" office:value="531.662188778" calcext:value-type="float">
            <text:p>531,6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23]*[.B23]" office:value-type="float" office:value="1600" calcext:value-type="float">
            <text:p>16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159718759358" calcext:value-type="float">
            <text:p>0,16</text:p>
          </table:table-cell>
          <table:table-cell office:value-type="float" office:value="3.50481246412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312756258994" calcext:value-type="float">
            <text:p>0,03</text:p>
          </table:table-cell>
          <table:table-cell office:value-type="float" office:value="40.6875" calcext:value-type="float">
            <text:p>40,69</text:p>
          </table:table-cell>
          <table:table-cell office:value-type="float" office:value="55.71875" calcext:value-type="float">
            <text:p>55,72</text:p>
          </table:table-cell>
          <table:table-cell office:value-type="float" office:value="231.1890625" calcext:value-type="float">
            <text:p>231,19</text:p>
          </table:table-cell>
          <table:table-cell office:value-type="float" office:value="1089.858125" calcext:value-type="float">
            <text:p>1089,86</text:p>
          </table:table-cell>
          <table:table-cell office:value-type="float" office:value="55.09921875" calcext:value-type="float">
            <text:p>55,1</text:p>
          </table:table-cell>
          <table:table-cell office:value-type="float" office:value="64.44171875" calcext:value-type="float">
            <text:p>64,44</text:p>
          </table:table-cell>
          <table:table-cell office:value-type="float" office:value="417.218596875" calcext:value-type="float">
            <text:p>417,22</text:p>
          </table:table-cell>
          <table:table-cell office:value-type="float" office:value="2362.70144036" calcext:value-type="float">
            <text:p>2362,7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24]*[.B24]"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45794101322" calcext:value-type="float">
            <text:p>0,55</text:p>
          </table:table-cell>
          <table:table-cell office:value-type="float" office:value="12.053352952" calcext:value-type="float">
            <text:p>12,05</text:p>
          </table:table-cell>
          <table:table-cell office:value-type="float" office:value="0" calcext:value-type="float">
            <text:p>0</text:p>
          </table:table-cell>
          <table:table-cell office:value-type="float" office:value="0.0599182354001" calcext:value-type="float">
            <text:p>0,06</text:p>
          </table:table-cell>
          <table:table-cell office:value-type="float" office:value="55.5" calcext:value-type="float">
            <text:p>55,5</text:p>
          </table:table-cell>
          <table:table-cell office:value-type="float" office:value="70.5" calcext:value-type="float">
            <text:p>70,5</text:p>
          </table:table-cell>
          <table:table-cell office:value-type="float" office:value="455.586764706" calcext:value-type="float">
            <text:p>455,59</text:p>
          </table:table-cell>
          <table:table-cell office:value-type="float" office:value="2942.03411765" calcext:value-type="float">
            <text:p>2942,03</text:p>
          </table:table-cell>
          <table:table-cell office:value-type="float" office:value="75.3386764706" calcext:value-type="float">
            <text:p>75,34</text:p>
          </table:table-cell>
          <table:table-cell office:value-type="float" office:value="82.9777941176" calcext:value-type="float">
            <text:p>82,98</text:p>
          </table:table-cell>
          <table:table-cell office:value-type="float" office:value="826.446329412" calcext:value-type="float">
            <text:p>826,45</text:p>
          </table:table-cell>
          <table:table-cell office:value-type="float" office:value="6461.83306609" calcext:value-type="float">
            <text:p>6461,8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25]*[.B25]"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93307690743" calcext:value-type="float">
            <text:p>1,93</text:p>
          </table:table-cell>
          <table:table-cell office:value-type="float" office:value="31.308076938" calcext:value-type="float">
            <text:p>31,31</text:p>
          </table:table-cell>
          <table:table-cell office:value-type="float" office:value="0" calcext:value-type="float">
            <text:p>0</text:p>
          </table:table-cell>
          <table:table-cell office:value-type="float" office:value="0.111257948203" calcext:value-type="float">
            <text:p>0,11</text:p>
          </table:table-cell>
          <table:table-cell office:value-type="float" office:value="76.2307692308" calcext:value-type="float">
            <text:p>76,23</text:p>
          </table:table-cell>
          <table:table-cell office:value-type="float" office:value="101.076923077" calcext:value-type="float">
            <text:p>101,08</text:p>
          </table:table-cell>
          <table:table-cell office:value-type="float" office:value="727.367692308" calcext:value-type="float">
            <text:p>727,37</text:p>
          </table:table-cell>
          <table:table-cell office:value-type="float" office:value="5505.09384615" calcext:value-type="float">
            <text:p>5505,09</text:p>
          </table:table-cell>
          <table:table-cell office:value-type="float" office:value="102.485769231" calcext:value-type="float">
            <text:p>102,49</text:p>
          </table:table-cell>
          <table:table-cell office:value-type="float" office:value="132.876794872" calcext:value-type="float">
            <text:p>132,88</text:p>
          </table:table-cell>
          <table:table-cell office:value-type="float" office:value="1322.20316923" calcext:value-type="float">
            <text:p>1322,2</text:p>
          </table:table-cell>
          <table:table-cell office:value-type="float" office:value="12155.2304924" calcext:value-type="float">
            <text:p>12155,2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26]*[.B26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.52854545911" calcext:value-type="float">
            <text:p>4,53</text:p>
          </table:table-cell>
          <table:table-cell office:value-type="float" office:value="203.991878777" calcext:value-type="float">
            <text:p>203,99</text:p>
          </table:table-cell>
          <table:table-cell office:value-type="float" office:value="0" calcext:value-type="float">
            <text:p>0</text:p>
          </table:table-cell>
          <table:table-cell office:value-type="float" office:value="0.197528788393" calcext:value-type="float">
            <text:p>0,2</text:p>
          </table:table-cell>
          <table:table-cell office:value-type="float" office:value="89.4545454545" calcext:value-type="float">
            <text:p>89,45</text:p>
          </table:table-cell>
          <table:table-cell office:value-type="float" office:value="111" calcext:value-type="float">
            <text:p>111</text:p>
          </table:table-cell>
          <table:table-cell office:value-type="float" office:value="1055.14242424" calcext:value-type="float">
            <text:p>1055,14</text:p>
          </table:table-cell>
          <table:table-cell office:value-type="float" office:value="8086.40363636" calcext:value-type="float">
            <text:p>8086,4</text:p>
          </table:table-cell>
          <table:table-cell office:value-type="float" office:value="117.999545455" calcext:value-type="float">
            <text:p>118</text:p>
          </table:table-cell>
          <table:table-cell office:value-type="float" office:value="134.69530303" calcext:value-type="float">
            <text:p>134,7</text:p>
          </table:table-cell>
          <table:table-cell office:value-type="float" office:value="1914.13553485" calcext:value-type="float">
            <text:p>1914,14</text:p>
          </table:table-cell>
          <table:table-cell office:value-type="float" office:value="17912.9107543" calcext:value-type="float">
            <text:p>17912,9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Q2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rfc-language-tag="sr-Latn-RS" fo:language="sr" fo:script="Latn" fo:country="R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.00.0000</text:date>, <text:time style:data-style-name="N2" text:time-value="19:29:52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15S</meta:editing-duration>
    <meta:editing-cycles>9</meta:editing-cycles>
    <meta:generator>LibreOffice/4.2.6.3$Windows_x86 LibreOffice_project/3fd416d4c6db7d3204c17ce57a1d70f6e531ee21</meta:generator>
    <dc:date>2014-10-29T19:31:34.349000000</dc:date>
    <meta:document-statistic meta:table-count="3" meta:cell-count="442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1.203cm" svg:height="16.297cm" xlink:href=".." xlink:type="simple" chart:class="chart:scatter" chart:style-name="ch1">
        <chart:title svg:x="24.87cm" svg:y="0.461cm" chart:style-name="ch2">
          <text:p>Cost/P</text:p>
        </chart:title>
        <chart:subtitle svg:x="23.613cm" svg:y="1.565cm" chart:style-name="ch3">
          <text:p>Poraga po seerange-u</text:p>
        </chart:subtitle>
        <chart:legend chart:legend-position="end" svg:x="49.674cm" svg:y="6.853cm" style:legend-expansion="high" chart:style-name="ch4"/>
        <chart:plot-area chart:style-name="ch5" table:cell-range-address="Sheet1.C2:Sheet1.C6 Sheet1.D2:Sheet1.D2 Sheet1.O2:Sheet1.O26 Sheet1.D7:Sheet1.D7 Sheet1.D12:Sheet1.D12 Sheet1.D17:Sheet1.D17 Sheet1.D22:Sheet1.D22" chart:data-source-has-labels="row" svg:x="2.035cm" svg:y="2.898cm" svg:width="45.591cm" svg:height="12.093cm">
          <chartooo:coordinate-region svg:x="2.842cm" svg:y="3.097cm" svg:width="44.319cm" svg:height="11.247cm"/>
          <chart:axis chart:dimension="x" chart:name="primary-x" chart:style-name="ch6">
            <chart:title svg:x="24.138cm" svg:y="15.316cm" chart:style-name="ch7">
              <text:p>Povrsina</text:p>
            </chart:title>
          </chart:axis>
          <chart:axis chart:dimension="y" chart:name="primary-y" chart:style-name="ch6">
            <chart:title svg:x="0.451cm" svg:y="9.345cm" chart:style-name="ch8">
              <text:p>Cost</text:p>
            </chart:title>
            <chart:grid chart:style-name="ch9" chart:class="major"/>
          </chart:axis>
          <chart:series chart:style-name="ch10" chart:values-cell-range-address="Sheet1.O2:Sheet1.O6" chart:label-cell-address="Sheet1.D2:Sheet1.D2" chart:class="chart:scatter">
            <chart:domain table:cell-range-address="Sheet1.C2:Sheet1.C6"/>
            <chart:data-point chart:repeated="5"/>
          </chart:series>
          <chart:series chart:style-name="ch11" chart:values-cell-range-address="Sheet1.O7:Sheet1.O11" chart:label-cell-address="Sheet1.D7:Sheet1.D7" chart:class="chart:scatter">
            <chart:domain table:cell-range-address="Sheet1.C7:Sheet1.C11"/>
            <chart:data-point chart:repeated="5"/>
          </chart:series>
          <chart:series chart:style-name="ch12" chart:values-cell-range-address="Sheet1.O12:Sheet1.O16" chart:label-cell-address="Sheet1.D12:Sheet1.D12" chart:class="chart:scatter">
            <chart:domain table:cell-range-address="Sheet1.C12:Sheet1.C16"/>
            <chart:data-point chart:repeated="5"/>
          </chart:series>
          <chart:series chart:style-name="ch13" chart:values-cell-range-address="Sheet1.O17:Sheet1.O21" chart:label-cell-address="Sheet1.D17:Sheet1.D17" chart:class="chart:scatter">
            <chart:domain table:cell-range-address="Sheet1.C17:Sheet1.C21"/>
            <chart:data-point chart:repeated="5"/>
          </chart:series>
          <chart:series chart:style-name="ch14" chart:values-cell-range-address="Sheet1.O22:Sheet1.O26" chart:label-cell-address="Sheet1.D22:Sheet1.D22" chart:class="chart:scatter">
            <chart:domain table:cell-range-address="Sheet1.C22:Sheet1.C26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</text:p>
                <draw:g>
                  <svg:desc>Sheet1.D7:Sheet1.D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</text:p>
                <draw:g>
                  <svg:desc>Sheet1.D12:Sheet1.D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5</text:p>
                <draw:g>
                  <svg:desc>Sheet1.D17:Sheet1.D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7.0222">
                <text:p>27.0222</text:p>
                <draw:g>
                  <svg:desc>Sheet1.O2:Sheet1.O6</svg:desc>
                </draw:g>
              </table:table-cell>
              <table:table-cell office:value-type="float" office:value="400">
                <text:p>400</text:p>
                <draw:g>
                  <svg:desc>Sheet1.C7:Sheet1.C11</svg:desc>
                </draw:g>
              </table:table-cell>
              <table:table-cell office:value-type="float" office:value="28.521969697">
                <text:p>28.521969697</text:p>
                <draw:g>
                  <svg:desc>Sheet1.O7:Sheet1.O11</svg:desc>
                </draw:g>
              </table:table-cell>
              <table:table-cell office:value-type="float" office:value="400">
                <text:p>400</text:p>
                <draw:g>
                  <svg:desc>Sheet1.C12:Sheet1.C16</svg:desc>
                </draw:g>
              </table:table-cell>
              <table:table-cell office:value-type="float" office:value="29.8689130435">
                <text:p>29.8689130435</text:p>
                <draw:g>
                  <svg:desc>Sheet1.O12:Sheet1.O16</svg:desc>
                </draw:g>
              </table:table-cell>
              <table:table-cell office:value-type="float" office:value="400">
                <text:p>400</text:p>
                <draw:g>
                  <svg:desc>Sheet1.C17:Sheet1.C21</svg:desc>
                </draw:g>
              </table:table-cell>
              <table:table-cell office:value-type="float" office:value="28.4125862069">
                <text:p>28.4125862069</text:p>
                <draw:g>
                  <svg:desc>Sheet1.O17:Sheet1.O21</svg:desc>
                </draw:g>
              </table:table-cell>
              <table:table-cell office:value-type="float" office:value="400">
                <text:p>400</text:p>
                <draw:g>
                  <svg:desc>Sheet1.C22:Sheet1.C26</svg:desc>
                </draw:g>
              </table:table-cell>
              <table:table-cell office:value-type="float" office:value="32.7296153846">
                <text:p>32.7296153846</text:p>
                <draw:g>
                  <svg:desc>Sheet1.O22:Sheet1.O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5.042173913">
                <text:p>55.042173913</text:p>
              </table:table-cell>
              <table:table-cell office:value-type="float" office:value="1600">
                <text:p>1600</text:p>
              </table:table-cell>
              <table:table-cell office:value-type="float" office:value="53.6393333333">
                <text:p>53.6393333333</text:p>
              </table:table-cell>
              <table:table-cell office:value-type="float" office:value="1600">
                <text:p>1600</text:p>
              </table:table-cell>
              <table:table-cell office:value-type="float" office:value="54.297962963">
                <text:p>54.297962963</text:p>
              </table:table-cell>
              <table:table-cell office:value-type="float" office:value="1600">
                <text:p>1600</text:p>
              </table:table-cell>
              <table:table-cell office:value-type="float" office:value="54.0445833333">
                <text:p>54.0445833333</text:p>
              </table:table-cell>
              <table:table-cell office:value-type="float" office:value="1600">
                <text:p>1600</text:p>
              </table:table-cell>
              <table:table-cell office:value-type="float" office:value="64.44171875">
                <text:p>64.44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6.511">
                <text:p>76.511</text:p>
              </table:table-cell>
              <table:table-cell office:value-type="float" office:value="3600">
                <text:p>3600</text:p>
              </table:table-cell>
              <table:table-cell office:value-type="float" office:value="78.7434210526">
                <text:p>78.7434210526</text:p>
              </table:table-cell>
              <table:table-cell office:value-type="float" office:value="3600">
                <text:p>3600</text:p>
              </table:table-cell>
              <table:table-cell office:value-type="float" office:value="78.9827777778">
                <text:p>78.9827777778</text:p>
              </table:table-cell>
              <table:table-cell office:value-type="float" office:value="3600">
                <text:p>3600</text:p>
              </table:table-cell>
              <table:table-cell office:value-type="float" office:value="86.0092647059">
                <text:p>86.0092647059</text:p>
              </table:table-cell>
              <table:table-cell office:value-type="float" office:value="3600">
                <text:p>3600</text:p>
              </table:table-cell>
              <table:table-cell office:value-type="float" office:value="82.9777941176">
                <text:p>82.977794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1.111818182">
                <text:p>101.111818182</text:p>
              </table:table-cell>
              <table:table-cell office:value-type="float" office:value="6400">
                <text:p>6400</text:p>
              </table:table-cell>
              <table:table-cell office:value-type="float" office:value="97.2866666667">
                <text:p>97.2866666667</text:p>
              </table:table-cell>
              <table:table-cell office:value-type="float" office:value="6400">
                <text:p>6400</text:p>
              </table:table-cell>
              <table:table-cell office:value-type="float" office:value="109.174833333">
                <text:p>109.174833333</text:p>
              </table:table-cell>
              <table:table-cell office:value-type="float" office:value="6400">
                <text:p>6400</text:p>
              </table:table-cell>
              <table:table-cell office:value-type="float" office:value="108.013958333">
                <text:p>108.013958333</text:p>
              </table:table-cell>
              <table:table-cell office:value-type="float" office:value="6400">
                <text:p>6400</text:p>
              </table:table-cell>
              <table:table-cell office:value-type="float" office:value="132.876794872">
                <text:p>132.876794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3.497714286">
                <text:p>123.497714286</text:p>
              </table:table-cell>
              <table:table-cell office:value-type="float" office:value="10000">
                <text:p>10000</text:p>
              </table:table-cell>
              <table:table-cell office:value-type="float" office:value="121.201481481">
                <text:p>121.201481481</text:p>
              </table:table-cell>
              <table:table-cell office:value-type="float" office:value="10000">
                <text:p>10000</text:p>
              </table:table-cell>
              <table:table-cell office:value-type="float" office:value="135.443676471">
                <text:p>135.443676471</text:p>
              </table:table-cell>
              <table:table-cell office:value-type="float" office:value="10000">
                <text:p>10000</text:p>
              </table:table-cell>
              <table:table-cell office:value-type="float" office:value="130.992297297">
                <text:p>130.992297297</text:p>
              </table:table-cell>
              <table:table-cell office:value-type="float" office:value="10000">
                <text:p>10000</text:p>
              </table:table-cell>
              <table:table-cell office:value-type="float" office:value="134.69530303">
                <text:p>134.69530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